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741b47" draw:textarea-horizontal-align="justify" draw:textarea-vertical-align="middle" draw:auto-grow-height="false" fo:min-height="0.472cm" fo:min-width="1.432cm"/>
      <style:paragraph-properties style:writing-mode="lr-tb"/>
    </style:style>
    <style:style style:name="gr2" style:family="graphic" style:parent-style-name="standard">
      <style:graphic-properties svg:stroke-width="0cm" svg:stroke-color="#ffffff" draw:fill-color="#741b47" draw:textarea-horizontal-align="justify" draw:textarea-vertical-align="middle" draw:auto-grow-height="false" fo:min-height="0.472cm" fo:min-width="1.4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02cm" fo:min-width="1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52cm" fo:min-width="1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62cm" fo:min-width="1.804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-color="#741b47"/>
      <style:paragraph-properties fo:text-align="center"/>
      <style:text-properties fo:color="#ffffff" loext:opacity="100%"/>
    </style:style>
    <style:style style:name="P3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4" style:family="paragraph">
      <loext:graphic-properties draw:fill-color="#741b47"/>
      <style:paragraph-properties fo:text-align="center"/>
      <style:text-properties fo:color="#ffffff" loext:opacity="100%" fo:font-size="7pt" style:font-size-asian="7pt" style:font-size-complex="7pt"/>
    </style:style>
    <style:style style:name="P5" style:family="paragraph">
      <style:paragraph-properties fo:text-align="start"/>
      <style:text-properties fo:font-size="7pt" style:font-size-asian="7pt" style:font-size-complex="7pt"/>
    </style:style>
    <style:style style:name="P6" style:family="paragraph">
      <style:paragraph-properties fo:text-align="start"/>
      <style:text-properties fo:color="#ffffff" loext:opacity="100%" fo:font-size="7pt" style:font-size-asian="7pt" style:font-size-complex="7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32cm" svg:height="1.02cm" svg:x="9.782cm" svg:y="1cm">
          <text:p text:style-name="P1"><text:span text:style-name="T1">1 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729cm" svg:height="1.02cm" svg:x="9.971cm" svg:y="2.654cm">
          <text:p text:style-name="P3"><text:span text:style-name="T1">ord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3cm" svg:height="1.02cm" svg:x="3.54cm" svg:y="2.587cm">
          <text:p text:style-name="P1"><text:span text:style-name="T1">nume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73cm" svg:height="1.02cm" svg:x="16.685cm" svg:y="2.665cm">
          <text:p text:style-name="P3"><text:span text:style-name="T1">nom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304cm" svg:height="2.852cm" svg:x="3.646cm" svg:y="3.99cm">
          <text:list text:style-name="L1">
            <text:list-item>
              <text:p text:style-name="P5"><text:span text:style-name="T1">Mean</text:span></text:p>
            </text:list-item>
            <text:list-item>
              <text:p text:style-name="P5"><text:span text:style-name="T1">Min</text:span></text:p>
            </text:list-item>
            <text:list-item>
              <text:p text:style-name="P5"><text:span text:style-name="T1">Max</text:span></text:p>
            </text:list-item>
            <text:list-item>
              <text:p text:style-name="P5"><text:span text:style-name="T1">Mode</text:span></text:p>
            </text:list-item>
            <text:list-item>
              <text:p text:style-name="P5"><text:span text:style-name="T1">Median</text:span></text:p>
              <text:p text:style-name="P5"><text:span text:style-name="T1"/></text:p>
            </text:list-item>
            <text:list-item>
              <text:p text:style-name="P5"><text:span text:style-name="T1">Histogram</text:span></text:p>
            </text:list-item>
            <text:list-item>
              <text:p text:style-name="P5"><text:span text:style-name="T1">Density Plo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303cm" svg:height="2.602cm" svg:x="9.997cm" svg:y="4.021cm">
          <text:list text:style-name="L1">
            <text:list-item>
              <text:p text:style-name="P5"><text:span text:style-name="T1">Range</text:span></text:p>
            </text:list-item>
            <text:list-item>
              <text:p text:style-name="P5"><text:span text:style-name="T1">Min</text:span></text:p>
            </text:list-item>
            <text:list-item>
              <text:p text:style-name="P5"><text:span text:style-name="T1">Max</text:span></text:p>
            </text:list-item>
            <text:list-item>
              <text:p text:style-name="P5"><text:span text:style-name="T1">Mode</text:span></text:p>
            </text:list-item>
            <text:list-item>
              <text:p text:style-name="P5"><text:span text:style-name="T1">Median</text:span></text:p>
            </text:list-item>
            <text:list-item>
              <text:p text:style-name="P5"><text:span text:style-name="T1">Percentage</text:span></text:p>
              <text:p text:style-name="P5"><text:span text:style-name="T1"/></text:p>
            </text:list-item>
            <text:list-item>
              <text:p text:style-name="P5"><text:span text:style-name="T1">Barplot</text:span></text:p>
              <text:p text:style-name="P5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304cm" svg:height="1.912cm" svg:x="16.71cm" svg:y="3.85cm">
          <text:list text:style-name="L1">
            <text:list-item>
              <text:p text:style-name="P5"><text:span text:style-name="T1">Mode</text:span></text:p>
            </text:list-item>
            <text:list-item>
              <text:p text:style-name="P5"><text:span text:style-name="T1">Percentage</text:span></text:p>
              <text:p text:style-name="P5"><text:span text:style-name="T1"/></text:p>
            </text:list-item>
            <text:list-item>
              <text:p text:style-name="P5"><text:span text:style-name="T1">Barplot</text:span></text:p>
            </text:list-item>
            <text:list-item>
              <text:p text:style-name="P5"><text:span text:style-name="T1">Pie Chart</text:span></text:p>
              <text:p text:style-name="P5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.195cm" svg:y1="1.981cm" svg:x2="4.925cm" svg:y2="2.589cm">
          <text:p/>
        </draw:line>
        <draw:line draw:style-name="gr6" draw:text-style-name="P7" draw:layer="layout" svg:x1="11.195cm" svg:y1="1.981cm" svg:x2="11.28cm" svg:y2="2.651cm">
          <text:p/>
        </draw:line>
        <draw:line draw:style-name="gr6" draw:text-style-name="P7" draw:layer="layout" svg:x1="11.195cm" svg:y1="1.981cm" svg:x2="18.136cm" svg:y2="2.683cm">
          <text:p/>
        </draw:line>
        <draw:line draw:style-name="gr6" draw:text-style-name="P7" draw:layer="layout" svg:x1="4.737cm" svg:y1="3.972cm" svg:x2="4.737cm" svg:y2="3.589cm">
          <text:p/>
        </draw:line>
        <draw:line draw:style-name="gr6" draw:text-style-name="P7" draw:layer="layout" svg:x1="11.353cm" svg:y1="4cm" svg:x2="11.378cm" svg:y2="3.666cm">
          <text:p/>
        </draw:line>
        <draw:line draw:style-name="gr6" draw:text-style-name="P7" draw:layer="layout" svg:x1="18.054cm" svg:y1="3.857cm" svg:x2="18.09cm" svg:y2="3.666cm">
          <text:p/>
        </draw:line>
        <draw:custom-shape draw:style-name="gr1" draw:text-style-name="P2" draw:layer="layout" svg:width="2.732cm" svg:height="1.02cm" svg:x="5.655cm" svg:y="8.81cm">
          <text:p text:style-name="P1"><text:span text:style-name="T1">1 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729cm" svg:height="1.02cm" svg:x="5.844cm" svg:y="10.464cm">
          <text:p text:style-name="P3"><text:span text:style-name="T1">ord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3cm" svg:height="1.02cm" svg:x="-0.587cm" svg:y="10.397cm">
          <text:p text:style-name="P1"><text:span text:style-name="T1">nume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73cm" svg:height="1.02cm" svg:x="12.558cm" svg:y="10.475cm">
          <text:p text:style-name="P3"><text:span text:style-name="T1">nom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304cm" svg:height="2.852cm" svg:x="-0.481cm" svg:y="11.8cm">
          <text:list text:style-name="L1">
            <text:list-item>
              <text:p text:style-name="P5"><text:span text:style-name="T1">Mean</text:span></text:p>
            </text:list-item>
            <text:list-item>
              <text:p text:style-name="P5"><text:span text:style-name="T1">Min</text:span></text:p>
            </text:list-item>
            <text:list-item>
              <text:p text:style-name="P5"><text:span text:style-name="T1">Max</text:span></text:p>
            </text:list-item>
            <text:list-item>
              <text:p text:style-name="P5"><text:span text:style-name="T1">Mode</text:span></text:p>
            </text:list-item>
            <text:list-item>
              <text:p text:style-name="P5"><text:span text:style-name="T1">Median</text:span></text:p>
              <text:p text:style-name="P5"><text:span text:style-name="T1"/></text:p>
            </text:list-item>
            <text:list-item>
              <text:p text:style-name="P5"><text:span text:style-name="T1">Histogram</text:span></text:p>
            </text:list-item>
            <text:list-item>
              <text:p text:style-name="P5"><text:span text:style-name="T1">Density Plo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303cm" svg:height="2.602cm" svg:x="5.87cm" svg:y="11.831cm">
          <text:list text:style-name="L1">
            <text:list-item>
              <text:p text:style-name="P5"><text:span text:style-name="T1">Range</text:span></text:p>
            </text:list-item>
            <text:list-item>
              <text:p text:style-name="P5"><text:span text:style-name="T1">Min</text:span></text:p>
            </text:list-item>
            <text:list-item>
              <text:p text:style-name="P5"><text:span text:style-name="T1">Max</text:span></text:p>
            </text:list-item>
            <text:list-item>
              <text:p text:style-name="P5"><text:span text:style-name="T1">Mode</text:span></text:p>
            </text:list-item>
            <text:list-item>
              <text:p text:style-name="P5"><text:span text:style-name="T1">Median</text:span></text:p>
            </text:list-item>
            <text:list-item>
              <text:p text:style-name="P5"><text:span text:style-name="T1">Percentage</text:span></text:p>
              <text:p text:style-name="P5"><text:span text:style-name="T1"/></text:p>
            </text:list-item>
            <text:list-item>
              <text:p text:style-name="P5"><text:span text:style-name="T1">Barplot</text:span></text:p>
              <text:p text:style-name="P5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304cm" svg:height="1.912cm" svg:x="12.583cm" svg:y="11.66cm">
          <text:list text:style-name="L1">
            <text:list-item>
              <text:p text:style-name="P5"><text:span text:style-name="T1">Mode</text:span></text:p>
            </text:list-item>
            <text:list-item>
              <text:p text:style-name="P5"><text:span text:style-name="T1">Percentage</text:span></text:p>
              <text:p text:style-name="P5"><text:span text:style-name="T1"/></text:p>
            </text:list-item>
            <text:list-item>
              <text:p text:style-name="P5"><text:span text:style-name="T1">Barplot</text:span></text:p>
            </text:list-item>
            <text:list-item>
              <text:p text:style-name="P5"><text:span text:style-name="T1">Pie Chart</text:span></text:p>
              <text:p text:style-name="P5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068cm" svg:y1="9.791cm" svg:x2="0.798cm" svg:y2="10.399cm">
          <text:p/>
        </draw:line>
        <draw:line draw:style-name="gr6" draw:text-style-name="P7" draw:layer="layout" svg:x1="7.068cm" svg:y1="9.791cm" svg:x2="7.153cm" svg:y2="10.461cm">
          <text:p/>
        </draw:line>
        <draw:line draw:style-name="gr6" draw:text-style-name="P7" draw:layer="layout" svg:x1="7.068cm" svg:y1="9.791cm" svg:x2="14.009cm" svg:y2="10.493cm">
          <text:p/>
        </draw:line>
        <draw:line draw:style-name="gr6" draw:text-style-name="P7" draw:layer="layout" svg:x1="0.61cm" svg:y1="11.782cm" svg:x2="0.61cm" svg:y2="11.399cm">
          <text:p/>
        </draw:line>
        <draw:line draw:style-name="gr6" draw:text-style-name="P7" draw:layer="layout" svg:x1="7.226cm" svg:y1="11.81cm" svg:x2="7.251cm" svg:y2="11.476cm">
          <text:p/>
        </draw:line>
        <draw:line draw:style-name="gr6" draw:text-style-name="P7" draw:layer="layout" svg:x1="13.927cm" svg:y1="11.667cm" svg:x2="13.963cm" svg:y2="11.47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Collabora_Office/22.05.20.1$Linux_X86_64 LibreOffice_project/889f81dd0ae41aba3eb5a07fdc42ab591a074813</meta:generator>
    <dc:date>2023-12-20T13:20:14.651188147</dc:date>
    <meta:editing-duration>PT3M33S</meta:editing-duration>
    <meta:editing-cycles>4</meta:editing-cycles>
    <meta:document-statistic meta:object-count="26"/>
  </office:meta>
</office:document-meta>
</file>